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ris est le petit-fils de La Pérouze. Il se fait raccompagner à Paris lors du retour du voyage en Suisse d'Edouard. C'est là qu'il rencontre son grand-père pour qui il n'a pas forcément d'attention. Il est harcelé par ses camarades et abandonné par Edouard qui avait juré de le protéger. Il se suicide alors sans le vouloir à cause d'un jeu qui tourne mal. La seule personne vraiment touchée est celle dont il est amoureux : Bronja. Il est cité par son prénom dans le roman 145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39S</meta:editing-duration>
    <meta:editing-cycles>7</meta:editing-cycles>
    <meta:generator>OpenOffice/4.1.1$Win32 OpenOffice.org_project/411m6$Build-9775</meta:generator>
    <dc:date>2017-03-19T21:40:03.86</dc:date>
    <dc:creator>Romaric DUVERGER</dc:creator>
    <meta:document-statistic meta:table-count="0" meta:image-count="0" meta:object-count="0" meta:page-count="1" meta:paragraph-count="1" meta:word-count="88" meta:character-count="484"/>
    <meta:user-defined meta:name="Info 1"/>
    <meta:user-defined meta:name="Info 2"/>
    <meta:user-defined meta:name="Info 3"/>
    <meta:user-defined meta:name="Info 4"/>
  </office:meta>
</office:document-meta>
</file>